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7cm" fo:min-width="2.754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8.1cm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5.5cm"/>
    </style:style>
    <style:style style:name="gr5" style:family="graphic" style:parent-style-name="standard">
      <style:graphic-properties draw:textarea-horizontal-align="justify" draw:textarea-vertical-align="middle" draw:auto-grow-height="false" fo:min-height="2.85cm" fo:min-width="4.6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standard">
      <style:graphic-properties draw:stroke="none" svg:stroke-color="#000000" draw:fill="none" draw:fill-color="#ffffff" fo:min-height="2.05cm"/>
    </style:style>
    <style:style style:name="gr8" style:family="graphic" style:parent-style-name="standard">
      <style:graphic-properties draw:textarea-horizontal-align="justify" draw:textarea-vertical-align="middle" draw:auto-grow-height="false" fo:min-height="0.85cm" fo:min-width="3.4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3.2cm"/>
    </style:style>
    <style:style style:name="gr10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164cm" fo:min-width="3.81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1.3cm" svg:x="8.3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6cm" svg:height="2.4cm" svg:x="6.6cm" svg:y="5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5cm" svg:height="1.7cm" svg:x="7.1cm" svg:y="6.2cm">
          <draw:text-box>
            <text:p>Initialize frontier with <text:s text:c="4"/><text:tab/> base url</text:p>
          </draw:text-box>
        </draw:frame>
        <draw:custom-shape draw:style-name="gr4" draw:text-style-name="P1" draw:layer="layout" svg:width="6cm" svg:height="2.4cm" svg:x="7.9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cm" svg:height="3.1cm" svg:x="8.4cm" svg:y="13.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3cm" svg:height="1.673cm" svg:x="8.4cm" svg:y="10.2cm">
          <draw:text-box>
            <text:p>Check for termination</text:p>
          </draw:text-box>
        </draw:frame>
        <draw:frame draw:style-name="gr7" draw:text-style-name="P2" draw:layer="layout" svg:width="3.8cm" svg:height="2.3cm" svg:x="9cm" svg:y="14.2cm">
          <draw:text-box>
            <text:p>Pick URL for frontier</text:p>
          </draw:text-box>
        </draw:frame>
        <draw:custom-shape draw:style-name="gr8" draw:text-style-name="P1" draw:layer="layout" svg:width="3.9cm" svg:height="1.1cm" svg:x="8.8cm" svg:y="18.5cm">
          <text:p text:style-name="P1">Fetch pag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7cm" svg:height="1cm" svg:x="9cm" svg:y="20.9cm">
          <text:p text:style-name="P1">Parse pag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cm" svg:height="1.6cm" svg:x="17.8cm" svg:y="6.5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0.6cm" svg:y1="3.5cm" svg:x2="10.6cm" svg:y2="5.9cm">
          <text:p/>
        </draw:line>
        <draw:line draw:style-name="gr11" draw:text-style-name="P3" draw:layer="layout" svg:x1="15.2cm" svg:y1="7.1cm" svg:x2="17.9cm" svg:y2="7.1cm">
          <text:p/>
        </draw:line>
        <draw:line draw:style-name="gr11" draw:text-style-name="P3" draw:layer="layout" svg:x1="10.8cm" svg:y1="11.9cm" svg:x2="10.8cm" svg:y2="13.8cm">
          <text:p/>
        </draw:line>
        <draw:line draw:style-name="gr11" draw:text-style-name="P3" draw:layer="layout" svg:x1="11cm" svg:y1="16.9cm" svg:x2="11cm" svg:y2="18.7cm">
          <text:p/>
        </draw:line>
        <draw:line draw:style-name="gr11" draw:text-style-name="P3" draw:layer="layout" svg:x1="11cm" svg:y1="19.6cm" svg:x2="11cm" svg:y2="21cm">
          <text:p/>
        </draw:line>
        <draw:line draw:style-name="gr11" draw:text-style-name="P3" draw:layer="layout" svg:x1="10.7cm" svg:y1="8.3cm" svg:x2="10.7cm" svg:y2="9.5cm">
          <text:p/>
        </draw:line>
        <draw:custom-shape draw:style-name="gr12" draw:text-style-name="P1" draw:layer="layout" svg:width="6.1cm" svg:height="2cm" svg:x="8.1cm" svg:y="23.3cm">
          <text:p text:style-name="P1">Add URLs to frontier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1cm" svg:y1="21.9cm" svg:x2="11cm" svg:y2="23.4cm">
          <text:p/>
        </draw:line>
        <draw:line draw:style-name="gr13" draw:text-style-name="P3" draw:layer="layout" svg:x1="8cm" svg:y1="24.4cm" svg:x2="4.8cm" svg:y2="24.4cm">
          <text:p/>
        </draw:line>
        <draw:line draw:style-name="gr13" draw:text-style-name="P3" draw:layer="layout" svg:x1="4.9cm" svg:y1="24.4cm" svg:x2="4.9cm" svg:y2="11.3cm">
          <text:p/>
        </draw:line>
        <draw:line draw:style-name="gr11" draw:text-style-name="P3" draw:layer="layout" svg:x1="4.9cm" svg:y1="11.3cm" svg:x2="8cm" svg:y2="11.2cm">
          <text:p/>
        </draw:line>
        <draw:line draw:style-name="gr13" draw:text-style-name="P3" draw:layer="layout" svg:x1="14cm" svg:y1="10.6cm" svg:x2="18.5cm" svg:y2="10.6cm">
          <text:p/>
        </draw:line>
        <draw:line draw:style-name="gr11" draw:text-style-name="P3" draw:layer="layout" svg:x1="18.4cm" svg:y1="10.6cm" svg:x2="18.5cm" svg:y2="8cm">
          <text:p/>
        </draw:line>
        <draw:frame draw:style-name="gr3" draw:text-style-name="P2" draw:layer="layout" svg:width="3.5cm" svg:height="1.7cm" svg:x="15.8cm" svg:y="11.2cm">
          <draw:text-box>
            <text:p>No URLs</text:p>
          </draw:text-box>
        </draw:frame>
        <draw:frame draw:style-name="gr3" draw:text-style-name="P2" draw:layer="layout" svg:width="4.3cm" svg:height="1.7cm" svg:x="2.9cm" svg:y="16.1cm">
          <draw:text-box>
            <text:p>Crawling Loop</text:p>
          </draw:text-box>
        </draw:frame>
        <draw:frame draw:style-name="gr14" draw:text-style-name="P2" draw:layer="layout" svg:width="2.1cm" svg:height="1cm" svg:x="15.7cm" svg:y="6cm">
          <draw:text-box>
            <text:p>do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4T02:55:26.206498203</meta:creation-date>
    <dc:date>2020-05-24T03:05:35.574996187</dc:date>
    <meta:editing-duration>PT10M9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